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4.498cm" style:rel-column-width="2550*"/>
    </style:style>
    <style:style style:name="Tabella6.B" style:family="table-column">
      <style:table-column-properties style:column-width="4.524cm" style:rel-column-width="2565*"/>
    </style:style>
    <style:style style:name="Tabella6.C" style:family="table-column">
      <style:table-column-properties style:column-width="6.313cm" style:rel-column-width="3579*"/>
    </style:style>
    <style:style style:name="Tabella6.D" style:family="table-column">
      <style:table-column-properties style:column-width="5.055cm" style:rel-column-width="2866*"/>
    </style:style>
    <style:style style:name="Tabella6.E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9cm" style:rel-column-width="629*"/>
    </style:style>
    <style:style style:name="Tabella5.B" style:family="table-column">
      <style:table-column-properties style:column-width="2.379cm" style:rel-column-width="1349*"/>
    </style:style>
    <style:style style:name="Tabella5.C" style:family="table-column">
      <style:table-column-properties style:column-width="2.2cm" style:rel-column-width="1247*"/>
    </style:style>
    <style:style style:name="Tabella5.D" style:family="table-column">
      <style:table-column-properties style:column-width="2.302cm" style:rel-column-width="1305*"/>
    </style:style>
    <style:style style:name="Tabella5.E" style:family="table-column">
      <style:table-column-properties style:column-width="1.796cm" style:rel-column-width="1018*"/>
    </style:style>
    <style:style style:name="Tabella5.F" style:family="table-column">
      <style:table-column-properties style:column-width="3.916cm" style:rel-column-width="2220*"/>
    </style:style>
    <style:style style:name="Tabella5.G" style:family="table-column">
      <style:table-column-properties style:column-width="2.489cm" style:rel-column-width="1411*"/>
    </style:style>
    <style:style style:name="Tabella5.H" style:family="table-column">
      <style:table-column-properties style:column-width="4.101cm" style:rel-column-width="2325*"/>
    </style:style>
    <style:style style:name="Tabella5.I" style:family="table-column">
      <style:table-column-properties style:column-width="2.372cm" style:rel-column-width="1345*"/>
    </style:style>
    <style:style style:name="Tabella5.K" style:family="table-column">
      <style:table-column-properties style:column-width="2.374cm" style:rel-column-width="1346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K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K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7.411cm" table:align="margins"/>
    </style:style>
    <style:style style:name="Tabella4.A" style:family="table-column">
      <style:table-column-properties style:column-width="3.101cm" style:rel-column-width="7413*"/>
    </style:style>
    <style:style style:name="Tabella4.B" style:family="table-column">
      <style:table-column-properties style:column-width="5.336cm" style:rel-column-width="12756*"/>
    </style:style>
    <style:style style:name="Tabella4.C" style:family="table-column">
      <style:table-column-properties style:column-width="6.913cm" style:rel-column-width="16527*"/>
    </style:style>
    <style:style style:name="Tabella4.D" style:family="table-column">
      <style:table-column-properties style:column-width="2.14cm" style:rel-column-width="5115*"/>
    </style:style>
    <style:style style:name="Tabella4.E" style:family="table-column">
      <style:table-column-properties style:column-width="9.924cm" style:rel-column-width="23724*"/>
    </style:style>
    <style:style style:name="Tabella4.1" style:family="table-row">
      <style:table-row-properties style:min-row-height="0.609cm"/>
    </style:style>
    <style:style style:name="Tabella4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3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style:font-name-asian="SimSun" style:font-size-asian="11pt" style:font-weight-asian="normal" style:font-name-complex="Tahoma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723b9e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3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1cf4" officeooo:paragraph-rsid="008d1cf4" style:font-name-asian="SimSun" style:font-size-asian="9pt" style:font-weight-asian="bold" style:font-name-complex="Tahoma" style:font-size-complex="9pt" style:font-weight-complex="bold"/>
    </style:style>
    <style:style style:name="P3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37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10pt" fo:font-weight="normal" officeooo:paragraph-rsid="00865851" style:font-size-asian="10pt" style:font-weight-asian="normal" style:font-size-complex="10pt" style:font-weight-complex="normal"/>
    </style:style>
    <style:style style:name="P38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39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2c62f" style:font-name-asian="SimSun" style:font-size-asian="10pt" style:font-weight-asian="normal" style:font-name-complex="Tahoma" style:font-size-complex="10pt" style:font-weight-complex="normal"/>
    </style:style>
    <style:style style:name="P40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4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42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4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4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5aa9f" style:font-name-asian="SimSun" style:font-size-asian="10pt" style:font-weight-asian="normal" style:font-name-complex="Tahoma" style:font-size-complex="10pt" style:font-weight-complex="normal"/>
    </style:style>
    <style:style style:name="P45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46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47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48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49" style:family="paragraph" style:parent-style-name="Standard">
      <style:text-properties officeooo:paragraph-rsid="0085aa9f"/>
    </style:style>
    <style:style style:name="P50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723b9e" style:font-name-asian="SimSun" style:font-size-asian="11pt" style:font-weight-asian="bold" style:font-name-complex="Tahoma" style:font-size-complex="11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000000" style:font-name="Courier 10 Pitch" fo:font-size="11pt" fo:font-weight="bold" officeooo:rsid="008fc03f" officeooo:paragraph-rsid="008fc03f" fo:background-color="transparent" style:font-name-asian="SimSun" style:font-size-asian="11pt" style:font-weight-asian="bold" style:font-name-complex="Tahoma" style:font-size-complex="11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32ba9" style:font-name-asian="SimSun" style:font-size-asian="11pt" style:font-weight-asian="bold" style:font-name-complex="Tahoma" style:font-size-complex="11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cfde3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fo:color="#000000" style:font-name="Verdana" fo:background-color="transparent" loext:char-shading-value="0"/>
    </style:style>
    <style:style style:name="T13" style:family="text">
      <style:text-properties fo:color="#000000" fo:background-color="transparent" loext:char-shading-value="0"/>
    </style:style>
    <style:style style:name="T14" style:family="text">
      <style:text-properties officeooo:rsid="009b2d6c"/>
    </style:style>
    <style:style style:name="T15" style:family="text">
      <style:text-properties officeooo:rsid="009fb24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placeholder text:placeholder-type="text">&lt;for each="o in objects"&gt;</text:placeholder></text:p>
      <text:p text:style-name="P37"><text:placeholder text:placeholder-type="text">&lt;if test="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36">PRODUZIONE</text:p>
          </table:table-cell>
          <table:table-cell table:style-name="Tabella1.B1" office:value-type="string">
            <text:p text:style-name="P32">Rif.: <text:placeholder text:placeholder-type="text">&lt;o.name&gt;</text:placeholder></text:p>
          </table:table-cell>
          <table:table-cell table:style-name="Tabella1.B1" office:value-type="string">
            <text:p text:style-name="P33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34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32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4">Linea</text:p>
          </table:table-cell>
          <table:table-cell table:style-name="Tabella6.A1" office:value-type="string">
            <text:p text:style-name="P14">Data</text:p>
          </table:table-cell>
          <table:table-cell table:style-name="Tabella6.A1" office:value-type="string">
            <text:p text:style-name="P15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4">Q. effettiva</text:p>
          </table:table-cell>
          <table:table-cell table:style-name="Tabella6.E1" office:value-type="string">
            <text:p text:style-name="P14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6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18"><text:placeholder text:placeholder-type="text">&lt;lavoration.workcenter_id.name&gt;</text:placeholder></text:p>
          </table:table-cell>
          <table:table-cell table:style-name="Tabella6.B3" office:value-type="string">
            <text:p text:style-name="P18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18"><text:placeholder text:placeholder-type="text">&lt;get_hour(lavoration.hour)&gt;</text:placeholder></text:p>
          </table:table-cell>
          <table:table-cell table:style-name="Tabella6.D3" office:value-type="string">
            <text:p text:style-name="P17"/>
          </table:table-cell>
          <table:table-cell table:style-name="Tabella6.E3" office:value-type="string">
            <text:p text:style-name="P17"/>
          </table:table-cell>
        </table:table-row>
        <table:table-row table:style-name="Tabella6.4">
          <table:table-cell table:style-name="Tabella6.A4" office:value-type="string">
            <text:p text:style-name="P16">Personale:</text:p>
          </table:table-cell>
          <table:table-cell table:style-name="Tabella6.B4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1"/>
      <text:p text:style-name="P46"/>
      <text:p text:style-name="P45"><text:placeholder text:placeholder-type="text">&lt;/if&gt;</text:placeholder></text:p>
      <text:p text:style-name="P40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38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36">PRODUZIONE</text:p>
          </table:table-cell>
          <table:table-cell table:style-name="Tabella3.B1" office:value-type="string">
            <text:p text:style-name="P32">Rif.: <text:placeholder text:placeholder-type="text">&lt;o.name&gt;</text:placeholder></text:p>
          </table:table-cell>
          <table:table-cell table:style-name="Tabella3.B1" office:value-type="string">
            <text:p text:style-name="P33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34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32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 table:number-columns-repeated="2"/>
        <table:table-column table:style-name="Tabella5.K"/>
        <table:table-header-rows>
          <table:table-row table:style-name="Tabella5.1">
            <table:table-cell table:style-name="Tabella5.A1" table:number-columns-spanned="11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28">Rif<text:span text:style-name="T8">erimento OC</text:span></text:p>
            </table:table-cell>
            <table:covered-table-cell/>
            <table:table-cell table:style-name="Tabella5.C2" table:number-columns-spanned="3" office:value-type="string">
              <text:p text:style-name="P28">Cliente</text:p>
            </table:table-cell>
            <table:covered-table-cell/>
            <table:covered-table-cell/>
            <table:table-cell table:style-name="Tabella5.F2" office:value-type="string">
              <text:p text:style-name="P28">Prodotto</text:p>
            </table:table-cell>
            <table:table-cell table:style-name="Tabella5.G2" office:value-type="string">
              <text:p text:style-name="P28">Scadenza <text:span text:style-name="T9">OC</text:span></text:p>
            </table:table-cell>
            <table:table-cell table:style-name="Tabella5.H2" office:value-type="string">
              <text:p text:style-name="P28">Note di produzione</text:p>
            </table:table-cell>
            <table:table-cell table:style-name="Tabella5.I2" office:value-type="string">
              <text:p text:style-name="P27">Pz./Imb.</text:p>
            </table:table-cell>
            <table:table-cell table:style-name="Tabella5.J2" office:value-type="string">
              <text:p text:style-name="P25">Da fare</text:p>
            </table:table-cell>
            <table:table-cell table:style-name="Tabella5.K2" office:value-type="string">
              <text:p text:style-name="P26">Fatti</text:p>
            </table:table-cell>
          </table:table-row>
        </table:table-header-rows>
        <table:table-row>
          <table:table-cell table:style-name="Tabella5.A3" table:number-columns-spanned="11" office:value-type="string">
            <text:p text:style-name="P3"><text:placeholder text:placeholder-type="text">&lt;for each="type, line, total in get_object_with_total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1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1"><text:placeholder text:placeholder-type="text">&lt;line.mrp_sequence&gt;</text:placeholder></text:p>
          </table:table-cell>
          <table:table-cell table:style-name="Tabella5.B5" office:value-type="string">
            <text:p text:style-name="P21"><text:placeholder text:placeholder-type="text">&lt;clean_order(line.order_id.name)&gt;</text:placeholder></text:p>
          </table:table-cell>
          <table:table-cell table:style-name="Tabella5.C5" table:number-columns-spanned="3" office:value-type="string">
            <text:p text:style-name="P19"><text:placeholder text:placeholder-type="text">&lt;line.order_id.partner_id.name&gt;</text:placeholder></text:p>
          </table:table-cell>
          <table:covered-table-cell/>
          <table:covered-table-cell/>
          <table:table-cell table:style-name="Tabella5.F5" office:value-type="string">
            <text:p text:style-name="P30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G5" office:value-type="string">
            <text:p text:style-name="P20"><text:placeholder text:placeholder-type="text">&lt;formatLang(line.date_deadline, date=True) if line.date_deadline else ""&gt;</text:placeholder></text:p>
          </table:table-cell>
          <table:table-cell table:style-name="Tabella5.H5" office:value-type="string">
            <text:p text:style-name="P22"><text:placeholder text:placeholder-type="text">&lt;line.production_note or ""&gt;</text:placeholder></text:p>
          </table:table-cell>
          <table:table-cell table:style-name="Tabella5.I5" office:value-type="string">
            <text:p text:style-name="P23"><text:placeholder text:placeholder-type="text">&lt;int(line.product_id.q_x_pack)&gt;</text:placeholder></text:p>
          </table:table-cell>
          <table:table-cell table:style-name="Tabella5.J5" office:value-type="string">
            <text:p text:style-name="P23"><text:placeholder text:placeholder-type="text">&lt;int(line.product_uom_qty)&gt;</text:placeholder></text:p>
          </table:table-cell>
          <table:table-cell table:style-name="Tabella5.K5" office:value-type="string">
            <text:p text:style-name="P24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6" table:number-columns-spanned="11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1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56"/>
          </table:table-cell>
          <table:table-cell table:style-name="Tabella5.B8" office:value-type="string">
            <text:p text:style-name="P57">Mag<text:span text:style-name="T15">azzino</text:span>:</text:p>
          </table:table-cell>
          <table:table-cell table:style-name="Tabella5.C8" office:value-type="string">
            <text:p text:style-name="P53"><text:span text:style-name="T14">N.: </text:span><text:placeholder text:placeholder-type="text">&lt;int(line.product_id.mx_net_qty)&gt;</text:placeholder></text:p>
          </table:table-cell>
          <table:table-cell table:style-name="Tabella5.C8" office:value-type="string">
            <text:p text:style-name="P53"><text:span text:style-name="T14">L.: </text:span><text:placeholder text:placeholder-type="text">&lt;int(line.product_id.mx_lord_qty)&gt;</text:placeholder></text:p>
          </table:table-cell>
          <table:table-cell table:style-name="Tabella5.E8" office:value-type="string">
            <text:p text:style-name="P54">Totale: </text:p>
          </table:table-cell>
          <table:table-cell table:style-name="Tabella5.C8" office:value-type="string">
            <text:p text:style-name="P55"><text:placeholder text:placeholder-type="text">&lt;int(total) if type == 'T1' else ''&gt;</text:placeholder> </text:p>
          </table:table-cell>
          <table:table-cell table:style-name="Tabella5.G8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1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1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/>
      <text:p text:style-name="P47"/>
      <text:p text:style-name="P43"><text:placeholder text:placeholder-type="text">&lt;/if&gt;</text:placeholder></text:p>
      <text:p text:style-name="P43"><text:placeholder text:placeholder-type="text">&lt;if test="data.get('wizard_show_frame',True)"&gt;</text:placeholder></text:p>
      <text:p text:style-name="P44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 table:style-name="Tabella4.1">
          <table:table-cell table:style-name="Tabella4.A1" office:value-type="string">
            <text:p text:style-name="P35">TELAI</text:p>
          </table:table-cell>
          <table:table-cell table:style-name="Tabella4.B1" office:value-type="string">
            <text:p text:style-name="P32">Rif.: <text:placeholder text:placeholder-type="text">&lt;o.name&gt;</text:placeholder></text:p>
          </table:table-cell>
          <table:table-cell table:style-name="Tabella4.B1" office:value-type="string">
            <text:p text:style-name="P33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4.B1" office:value-type="string">
            <text:p text:style-name="P34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4.E1" office:value-type="string">
            <text:p text:style-name="P32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49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9">Telaio [7:8]</text:p>
          </table:table-cell>
          <table:table-cell table:style-name="Tabella2.B1" office:value-type="string">
            <text:p text:style-name="P29">Totali</text:p>
          </table:table-cell>
        </table:table-row>
        <table:table-row>
          <table:table-cell table:style-name="Tabella2.A2" table:number-columns-spanned="2" office:value-type="string">
            <text:p text:style-name="P11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2"><text:span text:style-name="T11">[</text:span><text:placeholder text:placeholder-type="text">&lt;code&gt;</text:placeholder><text:span text:style-name="T11">]</text:span></text:p>
          </table:table-cell>
          <table:table-cell table:style-name="Tabella2.B3" office:value-type="string">
            <text:p text:style-name="P13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</table:table>
      <text:p text:style-name="P39"><text:placeholder text:placeholder-type="text">&lt;/if&gt;</text:placeholder></text:p>
      <text:p text:style-name="P9"><text:placeholder text:placeholder-type="text">&lt;if test="o.id != objects[-1].id"&gt;</text:placeholder></text:p>
      <text:p text:style-name="P8"/>
      <text:p text:style-name="P48"/>
      <text:p text:style-name="P8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6-17T12:12:51.913465303</dc:date>
    <meta:editing-duration>P2DT2H25M54S</meta:editing-duration>
    <meta:editing-cycles>504</meta:editing-cycles>
    <meta:generator>LibreOffice/4.3.3.2$Linux_X86_64 LibreOffice_project/430m0$Build-2</meta:generator>
    <dc:creator>thebrush </dc:creator>
    <meta:document-statistic meta:table-count="6" meta:image-count="1" meta:object-count="0" meta:page-count="4" meta:paragraph-count="73" meta:word-count="199" meta:character-count="2306" meta:non-whitespace-character-count="2177"/>
    <meta:user-defined meta:name="Info 1"/>
    <meta:user-defined meta:name="Info 2"/>
    <meta:user-defined meta:name="Info 3"/>
    <meta:user-defined meta:name="Info 4"/>
  </office:meta>
</office:document-meta>
</file>